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Lateef" svg:font-family="Lateef" style:font-pitch="variable"/>
    <style:font-face style:name="Liberation Mono" svg:font-family="'Liberation Mono'" style:font-family-generic="modern" style:font-pitch="fixed"/>
    <style:font-face style:name="MinionPro-Regular" svg:font-family="MinionPro-Regular" style:font-family-generic="system"/>
    <style:font-face style:name="Padauk" svg:font-family="Padauk" style:font-pitch="variable"/>
    <style:font-face style:name="Padauk Book" svg:font-family="'Padauk Book'" style:font-pitch="variable"/>
    <style:font-face style:name="Scheherazade" svg:font-family="Scheherazade"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Title" style:master-page-name="MP0">
      <style:paragraph-properties fo:line-height="100%" style:page-number="auto" fo:break-before="page"/>
      <style:text-properties fo:font-size="20pt" style:font-size-asian="20pt" style:font-size-complex="20pt"/>
    </style:style>
    <style:style style:name="P2" style:family="paragraph" style:parent-style-name="Heading_20_2">
      <style:paragraph-properties fo:line-height="100%"/>
      <style:text-properties fo:color="#666666" loext:opacity="100%"/>
    </style:style>
    <style:style style:name="P3" style:family="paragraph" style:parent-style-name="Normal">
      <style:paragraph-properties fo:margin-left="0cm" fo:margin-right="0cm" fo:margin-top="0.102cm" fo:margin-bottom="0cm" style:contextual-spacing="false" fo:line-height="100%" fo:text-indent="0cm" style:auto-text-indent="false" style:writing-mode="lr-tb"/>
      <style:text-properties style:font-name="Padauk" fo:font-size="14pt" style:font-size-asian="14pt" style:font-size-complex="14pt"/>
    </style:style>
    <style:style style:name="P4" style:family="paragraph" style:parent-style-name="Normal">
      <style:paragraph-properties fo:margin-left="0cm" fo:margin-right="0cm" fo:margin-top="0.102cm" fo:margin-bottom="0cm" style:contextual-spacing="false" fo:line-height="100%" fo:text-indent="0cm" style:auto-text-indent="false" style:writing-mode="lr-tb"/>
      <style:text-properties style:font-name="Padauk Book" fo:font-size="14pt" officeooo:paragraph-rsid="0030dba2" style:font-size-asian="14pt" style:font-size-complex="14pt"/>
    </style:style>
    <style:style style:name="P5" style:family="paragraph" style:parent-style-name="Normal">
      <style:paragraph-properties fo:margin-left="0cm" fo:margin-right="0cm" fo:margin-top="0.102cm" fo:margin-bottom="0cm" style:contextual-spacing="false" fo:line-height="100%" fo:text-indent="0cm" style:auto-text-indent="false" style:writing-mode="lr-tb"/>
      <style:text-properties style:font-name="Padauk" fo:font-size="14pt" officeooo:paragraph-rsid="003d8e75" style:font-size-asian="14pt" style:font-size-complex="14pt"/>
    </style:style>
    <style:style style:name="P6" style:family="paragraph" style:parent-style-name="Normal">
      <style:paragraph-properties fo:margin-left="0cm" fo:margin-right="0cm" fo:margin-top="0.102cm" fo:margin-bottom="0cm" style:contextual-spacing="false" fo:line-height="100%" fo:text-indent="0cm" style:auto-text-indent="false" style:writing-mode="lr-tb"/>
      <style:text-properties style:font-name="Padauk Book" fo:font-size="14pt" officeooo:paragraph-rsid="003d8e75" style:font-size-asian="14pt" style:font-size-complex="14pt"/>
    </style:style>
    <style:style style:name="P7" style:family="paragraph" style:parent-style-name="Heading_20_2">
      <style:paragraph-properties fo:line-height="100%"/>
      <style:text-properties fo:color="#666666" loext:opacity="100%" officeooo:paragraph-rsid="004b1d41"/>
    </style:style>
    <style:style style:name="P8" style:family="paragraph" style:parent-style-name="Normal">
      <style:paragraph-properties fo:margin-left="0cm" fo:margin-right="0cm" fo:margin-top="0.102cm" fo:margin-bottom="0cm" style:contextual-spacing="false" fo:line-height="100%" fo:text-indent="0cm" style:auto-text-indent="false"/>
      <style:text-properties style:font-name="Padauk" fo:font-size="14pt" officeooo:rsid="0030dba2" officeooo:paragraph-rsid="004b1d41" style:font-size-asian="14pt" style:font-name-complex="Scheherazade" style:font-size-complex="14pt"/>
    </style:style>
    <style:style style:name="P9" style:family="paragraph" style:parent-style-name="Normal">
      <style:paragraph-properties fo:margin-left="0cm" fo:margin-right="0cm" fo:margin-top="0.102cm" fo:margin-bottom="0cm" style:contextual-spacing="false" fo:line-height="100%" fo:text-indent="0cm" style:auto-text-indent="false"/>
      <style:text-properties style:font-name="Padauk Book" fo:font-size="14pt" officeooo:paragraph-rsid="004b1d41" style:font-size-asian="14pt" style:font-size-complex="14pt"/>
    </style:style>
    <style:style style:name="P10" style:family="paragraph" style:parent-style-name="Heading_20_2">
      <style:paragraph-properties fo:line-height="100%"/>
      <style:text-properties fo:color="#666666" loext:opacity="100%" style:font-name="Arial" fo:font-size="14pt" fo:font-weight="bold" officeooo:paragraph-rsid="003f80e3" style:font-name-asian="Arial" style:font-size-asian="14pt" style:font-weight-asian="bold" style:font-name-complex="Arial" style:font-size-complex="14pt" style:font-weight-complex="bold"/>
    </style:style>
    <style:style style:name="P11" style:family="paragraph" style:parent-style-name="Normal">
      <style:paragraph-properties fo:margin-left="0cm" fo:margin-right="0cm" fo:margin-top="0.102cm" fo:margin-bottom="0cm" style:contextual-spacing="false" fo:line-height="100%" fo:text-indent="0cm" style:auto-text-indent="false"/>
      <style:text-properties style:font-name="Padauk" fo:font-size="14pt" officeooo:paragraph-rsid="003f80e3" style:font-size-asian="14pt" style:font-size-complex="14pt"/>
    </style:style>
    <style:style style:name="P12" style:family="paragraph" style:parent-style-name="Normal">
      <style:paragraph-properties fo:margin-left="0cm" fo:margin-right="0cm" fo:margin-top="0.102cm" fo:margin-bottom="0cm" style:contextual-spacing="false" fo:line-height="100%" fo:text-indent="0cm" style:auto-text-indent="false"/>
      <style:text-properties style:font-name="Padauk Book" fo:font-size="14pt" fo:font-weight="normal" officeooo:paragraph-rsid="004408d6" style:font-size-asian="14pt" style:font-weight-asian="normal" style:font-size-complex="14pt" style:font-weight-complex="normal"/>
    </style:style>
    <style:style style:name="P13" style:family="paragraph" style:parent-style-name="Heading_20_2">
      <style:paragraph-properties fo:line-height="100%"/>
      <style:text-properties style:font-name="Arial" fo:font-size="14pt" fo:font-weight="bold" officeooo:paragraph-rsid="004b1d41" style:font-size-asian="14pt" style:font-weight-asian="bold" style:font-size-complex="14pt" style:font-weight-complex="bold"/>
    </style:style>
    <style:style style:name="P14" style:family="paragraph" style:parent-style-name="Normal">
      <style:paragraph-properties fo:margin-left="0cm" fo:margin-right="0cm" fo:margin-top="0.102cm" fo:margin-bottom="0cm" style:contextual-spacing="false" fo:line-height="100%" fo:text-indent="0cm" style:auto-text-indent="false"/>
      <style:text-properties style:font-name="Padauk" fo:font-size="14pt" officeooo:paragraph-rsid="004b1d41" style:font-size-asian="14pt" style:font-size-complex="14pt"/>
    </style:style>
    <style:style style:name="P15" style:family="paragraph" style:parent-style-name="Normal">
      <style:paragraph-properties fo:margin-left="0cm" fo:margin-right="0cm" fo:margin-top="0.102cm" fo:margin-bottom="0cm" style:contextual-spacing="false" fo:line-height="100%" fo:hyphenation-ladder-count="no-limit" fo:hyphenation-keep="auto" loext:hyphenation-keep-type="column" fo:text-indent="0cm" style:auto-text-indent="false"/>
      <style:text-properties style:font-name="Padauk Book" fo:font-size="14pt" officeooo:rsid="0028891a" officeooo:paragraph-rsid="004b1d41" style:font-size-asian="14pt" style:font-size-complex="14pt" fo:hyphenate="false" loext:hyphenation-no-caps="false" loext:hyphenation-no-last-word="false" loext:hyphenation-word-char-count="no-limit" loext:hyphenation-zone="no-limit"/>
    </style:style>
    <style:style style:name="P16" style:family="paragraph" style:parent-style-name="Heading_20_2">
      <style:paragraph-properties fo:line-height="100%" fo:break-before="page"/>
      <style:text-properties fo:color="#666666" loext:opacity="100%" fo:font-size="16pt" fo:font-weight="bold" officeooo:rsid="0028891a" officeooo:paragraph-rsid="0028891a" style:font-size-asian="16pt" style:font-weight-asian="bold" style:font-name-complex="Lateef" style:font-size-complex="16pt" style:font-weight-complex="bold"/>
    </style:style>
    <style:style style:name="P17" style:family="paragraph" style:parent-style-name="Normal">
      <style:paragraph-properties fo:margin-left="0cm" fo:margin-right="0cm" fo:margin-top="0.102cm" fo:margin-bottom="0cm" style:contextual-spacing="false" fo:line-height="100%" fo:text-indent="0cm" style:auto-text-indent="false" style:writing-mode="lr-tb"/>
      <style:text-properties style:font-name="Padauk" officeooo:paragraph-rsid="0036c0d3" style:font-name-complex="Padauk"/>
    </style:style>
    <style:style style:name="P18" style:family="paragraph" style:parent-style-name="Normal">
      <style:paragraph-properties fo:margin-top="0.102cm" fo:margin-bottom="0cm" style:contextual-spacing="false" fo:line-height="100%" style:writing-mode="lr-tb"/>
      <style:text-properties style:font-name="Padauk Book" officeooo:paragraph-rsid="00375354" style:font-name-complex="Padauk Book"/>
    </style:style>
    <style:style style:name="P19" style:family="paragraph" style:parent-style-name="Normal">
      <style:paragraph-properties fo:margin-top="0.102cm" fo:margin-bottom="0cm" style:contextual-spacing="false" fo:line-height="100%" style:writing-mode="lr-tb"/>
      <style:text-properties style:font-name="Padauk" style:font-name-complex="Padauk"/>
    </style:style>
    <style:style style:name="P20" style:family="paragraph" style:parent-style-name="Normal">
      <style:paragraph-properties fo:margin-top="0.102cm" fo:margin-bottom="0cm" style:contextual-spacing="false" fo:line-height="100%" style:writing-mode="lr-tb"/>
      <style:text-properties style:font-name="Padauk Book" style:font-name-complex="Padauk Book"/>
    </style:style>
    <style:style style:name="P21" style:family="paragraph" style:parent-style-name="Heading_20_1">
      <style:paragraph-properties fo:margin-left="0cm" fo:margin-right="0cm" fo:margin-top="0.432cm" fo:margin-bottom="0cm" style:contextual-spacing="false" fo:line-height="100%" fo:text-indent="0cm" style:auto-text-indent="false"/>
      <style:text-properties fo:color="#666666" loext:opacity="100%"/>
    </style:style>
    <style:style style:name="P22" style:family="paragraph" style:parent-style-name="Normal">
      <style:paragraph-properties fo:margin-top="0.102cm" fo:margin-bottom="0cm" style:contextual-spacing="false" fo:line-height="100%" style:writing-mode="lr-tb"/>
      <style:text-properties style:font-name="Padauk Book" officeooo:paragraph-rsid="004ce744" style:font-name-complex="Padauk Book"/>
    </style:style>
    <style:style style:name="P23" style:family="paragraph" style:parent-style-name="Heading_20_1">
      <style:paragraph-properties fo:margin-left="0cm" fo:margin-right="0cm" fo:margin-top="0.432cm" fo:margin-bottom="0cm" style:contextual-spacing="false" fo:line-height="100%" fo:text-indent="0cm" style:auto-text-indent="false"/>
      <style:text-properties fo:color="#666666" loext:opacity="100%" officeooo:paragraph-rsid="00534314"/>
    </style:style>
    <style:style style:name="P24" style:family="paragraph" style:parent-style-name="Normal">
      <style:paragraph-properties fo:margin-top="0.102cm" fo:margin-bottom="0cm" style:contextual-spacing="false" fo:line-height="100%" style:writing-mode="lr-tb"/>
      <style:text-properties style:font-name="Padauk" officeooo:paragraph-rsid="00534314" style:font-name-complex="Padauk"/>
    </style:style>
    <style:style style:name="P25" style:family="paragraph" style:parent-style-name="Normal">
      <style:paragraph-properties fo:margin-top="0.102cm" fo:margin-bottom="0cm" style:contextual-spacing="false" fo:line-height="100%" style:writing-mode="lr-tb"/>
      <style:text-properties style:font-name="Padauk Book" officeooo:paragraph-rsid="00534314" style:font-name-complex="Padauk Book"/>
    </style:style>
    <style:style style:name="P26" style:family="paragraph" style:parent-style-name="Heading_20_2">
      <style:paragraph-properties fo:line-height="100%"/>
      <style:text-properties officeooo:paragraph-rsid="00534314"/>
    </style:style>
    <style:style style:name="P27" style:family="paragraph" style:parent-style-name="Normal">
      <style:paragraph-properties fo:margin-top="0.102cm" fo:margin-bottom="0cm" style:contextual-spacing="false" fo:line-height="100%" style:writing-mode="lr-tb"/>
      <style:text-properties style:font-name="Lateef" fo:font-size="16pt" officeooo:rsid="0027b7c0" officeooo:paragraph-rsid="004b1d41" style:font-size-asian="16pt" style:font-size-complex="16pt"/>
    </style:style>
    <style:style style:name="P28" style:family="paragraph" style:parent-style-name="Normal">
      <style:paragraph-properties fo:margin-top="0.102cm" fo:margin-bottom="0cm" style:contextual-spacing="false" fo:line-height="100%" style:writing-mode="lr-tb"/>
      <style:text-properties style:font-name="Lateef" fo:font-size="16pt" officeooo:rsid="0027b7c0" officeooo:paragraph-rsid="004b1d41" style:font-size-asian="16pt" style:font-name-complex="Padauk Book" style:font-size-complex="16pt"/>
    </style:style>
    <style:style style:name="P29" style:family="paragraph" style:parent-style-name="Normal">
      <style:paragraph-properties fo:line-height="100%"/>
      <style:text-properties style:font-name="Padauk" style:font-name-complex="Padauk Book"/>
    </style:style>
    <style:style style:name="P30" style:family="paragraph" style:parent-style-name="Normal">
      <style:paragraph-properties fo:line-height="100%"/>
      <style:text-properties style:font-name="Arial" fo:font-size="11pt" officeooo:rsid="00517f50" officeooo:paragraph-rsid="00517f50" style:font-size-asian="9.60000038146973pt" style:font-name-complex="Padauk Book" style:font-size-complex="11pt"/>
    </style:style>
    <style:style style:name="P31" style:family="paragraph" style:parent-style-name="Heading_20_1">
      <style:paragraph-properties fo:line-height="100%" fo:break-before="page"/>
      <style:text-properties fo:color="#666666" loext:opacity="100%"/>
    </style:style>
    <style:style style:name="P32" style:family="paragraph" style:parent-style-name="Preformatted_20_Text">
      <style:paragraph-properties fo:line-height="100%" fo:text-align="start" style:justify-single-word="false" style:writing-mode="lr-tb"/>
      <style:text-properties style:font-name="Padauk" fo:font-size="20pt" fo:font-weight="bold" style:font-size-asian="20pt" style:font-weight-asian="bold" style:font-name-complex="Padauk" style:font-size-complex="20pt" style:font-weight-complex="bold"/>
    </style:style>
    <style:style style:name="P33" style:family="paragraph" style:parent-style-name="Preformatted_20_Text">
      <style:paragraph-properties fo:margin-top="0.051cm" fo:margin-bottom="0cm" style:contextual-spacing="false" fo:line-height="100%" style:writing-mode="lr-tb"/>
      <style:text-properties style:font-name="Padauk" fo:font-size="14pt" style:font-size-asian="14pt" style:font-name-complex="Padauk" style:font-size-complex="14pt"/>
    </style:style>
    <style:style style:name="P34" style:family="paragraph" style:parent-style-name="Heading_20_1">
      <style:paragraph-properties fo:line-height="100%"/>
      <style:text-properties fo:color="#666666" loext:opacity="100%" officeooo:paragraph-rsid="002773bd"/>
    </style:style>
    <style:style style:name="P35" style:family="paragraph" style:parent-style-name="Preformatted_20_Text">
      <style:paragraph-properties fo:line-height="100%" fo:text-align="start" style:justify-single-word="false" style:writing-mode="lr-tb"/>
      <style:text-properties style:font-name="Padauk Book" fo:font-size="20pt" fo:font-weight="bold" officeooo:paragraph-rsid="002773bd" style:font-size-asian="20pt" style:font-weight-asian="bold" style:font-name-complex="Padauk Book" style:font-size-complex="20pt" style:font-weight-complex="bold"/>
    </style:style>
    <style:style style:name="P36" style:family="paragraph" style:parent-style-name="Preformatted_20_Text">
      <style:paragraph-properties fo:margin-top="0.051cm" fo:margin-bottom="0cm" style:contextual-spacing="false" fo:line-height="100%" style:writing-mode="lr-tb"/>
      <style:text-properties style:font-name="Padauk Book" fo:font-size="14pt" officeooo:paragraph-rsid="002773bd" style:font-size-asian="14pt" style:font-name-complex="Padauk Book" style:font-size-complex="14pt"/>
    </style:style>
    <style:style style:name="T1" style:family="text">
      <style:text-properties officeooo:rsid="0027b7c0"/>
    </style:style>
    <style:style style:name="T2" style:family="text">
      <style:text-properties officeooo:rsid="0030dba2"/>
    </style:style>
    <style:style style:name="T3" style:family="text">
      <style:text-properties style:font-name="Arial" fo:font-size="14pt" fo:font-weight="bold" style:font-name-asian="Arial" style:font-size-asian="14pt" style:font-weight-asian="bold" style:font-name-complex="Arial" style:font-size-complex="14pt" style:font-weight-complex="bold"/>
    </style:style>
    <style:style style:name="T4" style:family="text">
      <style:text-properties style:font-name="Arial" fo:font-size="14pt" fo:font-weight="bold" officeooo:rsid="004b1d41" style:font-name-asian="Arial" style:font-size-asian="14pt" style:font-weight-asian="bold" style:font-name-complex="Arial" style:font-size-complex="14pt" style:font-weight-complex="bold"/>
    </style:style>
    <style:style style:name="T5" style:family="text">
      <style:text-properties officeooo:rsid="00416718"/>
    </style:style>
    <style:style style:name="T6" style:family="text">
      <style:text-properties fo:font-weight="normal" officeooo:rsid="0030dba2" style:font-weight-asian="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0416718" style:font-weight-asian="normal" style:font-weight-complex="normal"/>
    </style:style>
    <style:style style:name="T9" style:family="text">
      <style:text-properties officeooo:rsid="0042b937"/>
    </style:style>
    <style:style style:name="T10" style:family="text">
      <style:text-properties officeooo:rsid="004408d6"/>
    </style:style>
    <style:style style:name="T11" style:family="text">
      <style:text-properties fo:color="#666666" loext:opacity="100%" style:font-name-asian="Arial" style:font-name-complex="Arial"/>
    </style:style>
    <style:style style:name="T12" style:family="text">
      <style:text-properties fo:color="#666666" loext:opacity="100%" officeooo:rsid="0027b7c0" style:font-name-asian="Arial" style:font-name-complex="Arial"/>
    </style:style>
    <style:style style:name="T13" style:family="text">
      <style:text-properties officeooo:rsid="004a316a"/>
    </style:style>
    <style:style style:name="T14" style:family="text">
      <style:text-properties officeooo:rsid="004bc66e"/>
    </style:style>
    <style:style style:name="T15" style:family="text">
      <style:text-properties fo:color="#000000" loext:opacity="100%" fo:font-weight="normal" officeooo:rsid="004b1d41" style:font-weight-asian="normal" style:font-name-complex="Scheherazade" style:font-weight-complex="normal"/>
    </style:style>
    <style:style style:name="T16" style:family="text">
      <style:text-properties fo:color="#000000" loext:opacity="100%" fo:font-weight="normal" style:font-weight-asian="normal" style:font-name-complex="Scheherazade" style:font-weight-complex="normal"/>
    </style:style>
    <style:style style:name="T17" style:family="text">
      <style:text-properties fo:color="#000000" loext:opacity="100%" fo:font-weight="normal" officeooo:rsid="004a316a" style:font-weight-asian="normal" style:font-name-complex="Scheherazade" style:font-weight-complex="normal"/>
    </style:style>
    <style:style style:name="T18" style:family="text">
      <style:text-properties fo:color="#000000" loext:opacity="100%" fo:font-weight="normal" style:font-weight-asian="normal" style:font-name-complex="Lateef" style:font-weight-complex="normal"/>
    </style:style>
    <style:style style:name="T19" style:family="text">
      <style:text-properties fo:color="#000000" loext:opacity="100%" fo:font-weight="normal" officeooo:rsid="004bc66e" style:font-weight-asian="normal" style:font-name-complex="Lateef" style:font-weight-complex="normal"/>
    </style:style>
    <style:style style:name="T20" style:family="text">
      <style:text-properties officeooo:rsid="0030c4af"/>
    </style:style>
    <style:style style:name="T21" style:family="text">
      <style:text-properties officeooo:rsid="00375354"/>
    </style:style>
    <style:style style:name="T22" style:family="text">
      <style:text-properties officeooo:rsid="00317b73"/>
    </style:style>
    <style:style style:name="T23" style:family="text">
      <style:text-properties officeooo:rsid="004ce744"/>
    </style:style>
    <style:style style:name="T24" style:family="text">
      <style:text-properties style:font-name="Padauk" officeooo:rsid="004ce744" style:font-name-complex="Padauk"/>
    </style:style>
    <style:style style:name="T25" style:family="text">
      <style:text-properties officeooo:rsid="00534314"/>
    </style:style>
    <style:style style:name="T26" style:family="text">
      <style:text-properties fo:color="#666666" loext:opacity="100%" officeooo:rsid="0027b7c0"/>
    </style:style>
    <style:style style:name="T27" style:family="text">
      <style:text-properties fo:color="#666666" loext:opacity="100%"/>
    </style:style>
    <style:style style:name="T28" style:family="text">
      <style:text-properties style:font-name="Padauk" officeooo:rsid="0030dba2"/>
    </style:style>
    <style:style style:name="T29" style:family="text">
      <style:text-properties style:font-name="Padauk" fo:font-size="14pt" style:font-size-asian="14pt" style:font-size-complex="14pt"/>
    </style:style>
    <style:style style:name="T30" style:family="text">
      <style:text-properties style:font-name="Padauk Book" fo:font-size="14pt" officeooo:rsid="0030dba2" style:font-size-asian="14pt" style:font-size-complex="14pt"/>
    </style:style>
    <style:style style:name="T31" style:family="text">
      <style:text-properties style:font-name="Padauk Book" fo:font-size="14pt" style:font-size-asian="14pt" style:font-size-complex="14pt"/>
    </style:style>
    <style:style style:name="T32" style:family="text">
      <style:text-properties style:font-name="Padauk Book" fo:font-size="14pt" officeooo:rsid="00414d21" style:font-size-asian="14pt" style:font-size-complex="14pt"/>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officeooo:rsid="002773b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adauk</text:span> Type Sample</text:p>
      <text:h text:style-name="P2" text:outline-level="2">Basic Latin:</text:h>
      <text:p text:style-name="P3"><text:span text:style-name="T2">Regular: </text:span>! “ # $ % &amp; ‘ ( ) * + , - . / 0 1 2 3 4 5 6 7 8 9 : ; &lt; = &gt; ? @ A B C D E F G H I J K L M N O P Q R S T U V W X Y Z [ \ ] ^ _ ` a b c d e f g h i j k l m n o p q r s t u v w x y z { | } ~</text:p>
      <text:p text:style-name="P4"><text:span text:style-name="T2">Book: </text:span>! “ # $ % &amp; ‘ ( ) * + , - . / 0 1 2 3 4 5 6 7 8 9 : ; &lt; = &gt; ? @ A B C D E F G H I J K L M N O P Q R S T U V W X Y Z [ \ ] ^ _ ` a b c d e f g h i j k l m n o p q r s t u v w x y z { | } ~</text:p>
      <text:h text:style-name="P2" text:outline-level="2">Latin-1 Supplement:</text:h>
      <text:p text:style-name="P5"><text:span text:style-name="T2">Regular: ¡ ¢ £ ¤ ¥ ¦ § ¨ © ª « ¬ ­ ® ¯ ° ± ² ³ ´ µ ¶ · ¸ ¹ º » ¼ ½ ¾ ¿ À Á Â Ã Ä Å Æ Ç È É Ê Ë Ì Í Î Ï Ñ Ò Ó Ô Õ Ö × Ø Ù Ú Û Ü Ý Þ ß à á â ã ä å æ ç è é ê ë ì í î ï ñ ò ó ô õ ö ÷ ø ù ú û ü ý þ ÿ</text:span></text:p>
      <text:p text:style-name="P6"><text:span text:style-name="T2">Book: ¡ ¢ £ ¤ ¥ ¦ § ¨ © ª « ¬ ­ ® ¯ ° ± ² ³ ´ µ ¶ · ¸ ¹ º » ¼ ½ ¾ ¿ À Á Â Ã Ä Å Æ Ç È É Ê Ë Ì Í Î Ï Ñ Ò Ó Ô Õ Ö × Ø Ù Ú Û Ü Ý Þ ß à á â ã ä å æ ç è é ê ë ì í î ï ñ ò ó ô õ ö ÷ ø ù ú û ü ý þ ÿ</text:span></text:p>
      <text:h text:style-name="P7" text:outline-level="2"><text:span text:style-name="T3">Latin Extended-A, Latin Extended-B </text:span><text:span text:style-name="T4">&amp; Spacing Modifier Letters</text:span><text:span text:style-name="T3">:</text:span></text:h>
      <text:p text:style-name="P8">Regular: ı Œ œ Š š Ÿ Ž ž <text:s/>ƒ <text:s/>ˆ ˇ <text:span text:style-name="T5">ː ˘ ˙</text:span> ˚ <text:span text:style-name="T5">˛</text:span> ˜ <text:span text:style-name="T5">˝</text:span> </text:p>
      <text:p text:style-name="P9"><text:span text:style-name="T6">Book: </text:span><text:span text:style-name="T7">ı Œ œ Š š Ÿ Ž ž</text:span><text:span text:style-name="T6"> <text:s/></text:span><text:span text:style-name="T7">ƒ <text:s/></text:span><text:span text:style-name="Default_20_Paragraph_20_Font"><text:span text:style-name="T7"><text:s/>ˆ ˇ </text:span></text:span><text:span text:style-name="Default_20_Paragraph_20_Font"><text:span text:style-name="T8">ː ˘ ˙</text:span></text:span><text:span text:style-name="Default_20_Paragraph_20_Font"><text:span text:style-name="T7"> ˚ </text:span></text:span><text:span text:style-name="Default_20_Paragraph_20_Font"><text:span text:style-name="T8">˛</text:span></text:span><text:span text:style-name="Default_20_Paragraph_20_Font"><text:span text:style-name="T7"> ˜ </text:span></text:span><text:span text:style-name="Default_20_Paragraph_20_Font"><text:span text:style-name="T8">˝ </text:span></text:span></text:p>
      <text:h text:style-name="P10" text:outline-level="2">General Punctuation:</text:h>
      <text:p text:style-name="P11">Regular: ‐ ‑ ‒ – — ― ‘ ’ ‚ “ ” „ † ‡ • … <text:span text:style-name="T9">‧</text:span> ‰ ‹ › <text:span text:style-name="T9">⁄ </text:span></text:p>
      <text:p text:style-name="P12"><text:span text:style-name="T10">Book</text:span>: ‐ ‑ ‒ – — ― ‘ ’ ‚ “ ” „ † ‡ • … <text:span text:style-name="T9">‧</text:span> ‰ ‹ › <text:span text:style-name="T9">⁄ </text:span></text:p>
      <text:h text:style-name="P13" text:outline-level="2"><text:span text:style-name="T11">Currency, Letterlike Symbols, </text:span><text:span text:style-name="T12">Mathematical Operators</text:span><text:span text:style-name="T11"> &amp; Geometric Shapes:</text:span></text:h>
      <text:p text:style-name="P14">Regular: € ™ <text:span text:style-name="T13">Ω ∂ ∆ ∏ ∑ − ∕ ∙ √ ∞∫≈ ≠ ≤ ≥ ◊</text:span> <text:span text:style-name="T13">◌</text:span> <text:span text:style-name="T14">ﬁ ﬂ </text:span></text:p>
      <text:p text:style-name="P15"><text:span text:style-name="T15">Book</text:span><text:span text:style-name="T16">: € ™ </text:span><text:span text:style-name="T17">Ω ∂ ∆ ∏ ∑ − ∕ ∙ √ ∞∫≈ ≠ ≤ ≥ ◊</text:span><text:span text:style-name="T16"> </text:span><text:span text:style-name="T17">◌</text:span><text:span text:style-name="T18"> </text:span><text:span text:style-name="T19">ﬁ ﬂ </text:span></text:p>
      <text:h text:style-name="P16" text:outline-level="2">Myanmar</text:h>
      <text:p text:style-name="P17"><text:span text:style-name="T2">Regular: </text:span>က ခ ဃ င စ ဆ ဇ ဈ ဉ ည ဋ ဌ ဍ ဎ ဏ တ ထ ဒ ဓ န ပ ဗ ဘ မ ယ ရ လ ဝ သ ဟ ဠ အ ဢ ဣ ဤ ဥ ဦ ဧ ဨ ဩ ဪ <text:span text:style-name="T20">ါ ာ ီ ူ ေ ဳ ဵ ့ း ် ျ ြ ှ <text:s/>ဿ ၀ ၁ ၂ ၃ ၄ ၅ ၆ ၇ ၈ ၉ ၊ ။ ၌ ၍ ၎ ၏ ၐ ၑ ၒ ၓ ၔ ၕ <text:s/>ၖ ၗ ၙ ၚ ၛ <text:s/>ၜ ၝ <text:s/>ၟ ၡ ၢ ၣ ၤ ၥ ၦ ၧ ၨ ၩ ၪ ၫ ၬ <text:s/>ၭ ၮ ၯ ၰ ၲ ၴ ၵ ၶ ၷ ၸ ၹ ၺ ၻ ၼ ၽ ၾ ၿ ႀ ႁ ႂ ႃ ႄ ႆ ႇ ႈ ႉ ႊ ႋ ႌ ႎ ႏ <text:s/>႐ ႑ ႒ ႓ ႔ ႕ ႖ ႗ ႘ ႙ ႚ ႛ ႜ ႞ ႟ </text:span></text:p>
      <text:p text:style-name="P18"><text:span text:style-name="T21">Book: </text:span>က ခ ဃ င စ ဆ ဇ ဈ ဉ ည ဋ ဌ ဍ ဎ ဏ တ ထ ဒ ဓ န ပ ဗ ဘ မ ယ ရ လ ဝ သ ဟ ဠ အ ဢ ဣ ဤ ဥ ဦ ဧ ဨ ဩ ဪ <text:span text:style-name="T20">ါ ာ ီ ူ ေ ဳ ဵ ့ း ် ျ ြ ှ <text:s/>ဿ ၀ ၁ ၂ ၃ ၄ ၅ ၆ ၇ ၈ ၉ ၊ ။ ၌ ၍ ၎ ၏ ၐ ၑ ၒ ၓ ၔ ၕ <text:s/>ၖ ၗ ၙ ၚ ၛ <text:s/>ၜ ၝ <text:s/>ၟ ၡ ၢ ၣ ၤ ၥ ၦ ၧ ၨ ၩ ၪ ၫ ၬ <text:s/>ၭ ၮ ၯ ၰ ၲ ၴ ၵ ၶ ၷ ၸ ၹ ၺ ၻ ၼ ၽ ၾ ၿ ႀ ႁ ႂ ႃ ႄ ႆ ႇ ႈ ႉ ႊ ႋ ႌ ႎ ႏ <text:s/>႐ ႑ ႒ ႓ ႔ ႕ ႖ ႗ ႘ ႙ ႚ ႛ ႜ ႞ ႟ </text:span></text:p>
      <text:h text:style-name="P2" text:outline-level="2">Myanmar Extended-B</text:h>
      <text:p text:style-name="P19"><text:span text:style-name="T22">Regular: </text:span>ꧠ ꧡ ꧢ ꧣ ꧤ <text:span text:style-name="T14">ꧥ</text:span> ꧦ ꧧ ꧨ ꧩ ꧪ ꧫ ꧬ ꧭ ꧮ ꧯ ꧰ ꧱ ꧲ ꧳ ꧴ ꧵ ꧶ ꧷ ꧸ ꧹ ꧺ ꧻ ꧼ ꧽ ꧾ</text:p>
      <text:p text:style-name="P20"><text:span text:style-name="T22">Book: </text:span>ꧠ ꧡ ꧢ ꧣ ꧤ <text:span text:style-name="T14">ꧥ</text:span> ꧦ ꧧ ꧨ ꧩ ꧪ ꧫ ꧬ ꧭ ꧮ ꧯ ꧰ ꧱ ꧲ ꧳ ꧴ ꧵ ꧶ ꧷ ꧸ ꧹ ꧺ ꧻ ꧼ ꧽ ꧾ</text:p>
      <text:h text:style-name="P21" text:outline-level="1">Myanmar Extended-A</text:h>
      <text:p text:style-name="P19"><text:span text:style-name="T22">Regular: </text:span>ꩠ ꩡ ꩢ ꩣ ꩤ ꩥ ꩦ ꩧ ꩨ ꩩ ꩪ ꩫ ꩬ ꩭ ꩮ ꩯ ꩰ ꩱ ꩲ ꩳ ꩴ ꩵ ꩶ ꩷ ꩸ ꩹ ꩺ ꩻ <text:span text:style-name="T23">ꩼ</text:span> <text:span text:style-name="T23">ꩽ</text:span> ꩾ ꩿ </text:p>
      <text:p text:style-name="P22"><text:span text:style-name="T22">Book: </text:span>ꩠ ꩡ ꩢ ꩣ ꩤ ꩥ ꩦ ꩧ ꩨ ꩩ ꩪ ꩫ ꩬ ꩭ ꩮ ꩯ ꩰ ꩱ ꩲ ꩳ ꩴ ꩵ ꩶ ꩷ ꩸ ꩹ ꩺ ꩻ <text:span text:style-name="T24">ꩼ</text:span> ꩽ ꩾ ꩿ </text:p>
      <text:h text:style-name="P23" text:outline-level="1">Myanmar Extended-<text:span text:style-name="T25">C</text:span></text:h>
      <text:p text:style-name="P24"><text:span text:style-name="T22">Regular: 𑛐 𑛑 𑛒 𑛓 𑛔 𑛕 𑛖 𑛗 𑛘 𑛙 𑛚 𑛛 𑛜 𑛝 𑛞 𑛟 𑛠 𑛡 𑛢 𑛣</text:span></text:p>
      <text:p text:style-name="P25"><text:span text:style-name="T22">Book: 𑛐 𑛑 𑛒 𑛓 𑛔 𑛕 𑛖 𑛗 𑛘 𑛙 𑛚 𑛛 𑛜 𑛝 𑛞 𑛟 𑛠 𑛡 𑛢 𑛣</text:span></text:p>
      <text:h text:style-name="P26" text:outline-level="2"><text:span text:style-name="T26">Kayah Li</text:span><text:span text:style-name="T27">:</text:span></text:h>
      <text:p text:style-name="P27">​<text:span text:style-name="T28">Regular: </text:span><text:span text:style-name="T29">꤮</text:span></text:p>
      <text:p text:style-name="P28"><text:span text:style-name="T30">Book: </text:span><text:span text:style-name="T31">‌‍</text:span><text:span text:style-name="T32">꤮</text:span></text:p>
      <text:p text:style-name="P29"><text:soft-page-break/></text:p>
      <text:p text:style-name="P29"/>
      <text:p text:style-name="P30">Note: There are many character variants available in this font. See the <text:span text:style-name="T33">Padauk-features</text:span><text:span text:style-name="T34"> documentation to see examples and instructions how to apply the features.</text:span></text:p>
      <text:h text:style-name="P31" text:outline-level="1"><text:span text:style-name="T35">Myanmar</text:span> UDHR #26 <text:span text:style-name="T35">(Padauk)</text:span>:</text:h>
      <text:p text:style-name="P32">အပိုဒ် ၂၆ </text:p>
      <text:p text:style-name="P33">လူတိုင်းသည် ပညာသင် ယူနိုင်ခွင့်ရှိသည်၊ အနည်းဆုံးမူလတန်းနှင့် အခြေခံ အဆင့် အတန်းများတွင် ပညာ သင်ကြားရေးသည် အခမဲ့ဖြစ်ရမည်။ မူလတန်းပညာသည် မသင်မနေရ ပညာ ဖြစ်ရမည်။ စက်မှုလက်မှုပညာနှင့် အသက်မွေးမှု ပညာများကို ယေဘူယျအားဖြင့် သင်ကြားရယူနိုင်စေရမည်။ ထို့ပြင် အထက်တန်းပညာအတွက် အရည်အချင်းကို အခြေခံပြု၍ တူညီသော အခွင့်အရေး ရရှိစေရမည်။ </text:p>
      <text:p text:style-name="P33">ပညာသင်ကြားရေးကို လူသားတို့၏စရိုက်လက္ခဏာအပြည့်အဝတိုးတက်မှု အပြင်၊ လူ့အခွင့်အရေးနှင့် အခြေခံလွတ်လပ်ခွင့် ရိုသေ လေးစားမှု တို့ကို ရှင်သန်ဖွံ့ဖြိုးလာစေရန် ရည်ရွယ်၍ သင်ကြား စေရမည်။ ပညာသင်ကြားရေးသည် နိုင်ငံ အားလုံး တို့တွင် လည်းကောင်း၊ လူမျိုးစုများ တွင်လည်းကောင်း၊ ဘာသာရေးအသင်းအဖွဲ့များတွင် လည်းကောင်း၊ အချင်းချင်းနားလည်မှု၊ သည်းခံ မှုနှင့် ခင်မင်ရင်းနှီးမှုတို့ကို အားပေးရမည်။ ထို့ပြင် ငြိမ်းချမ်းရေး တည်တံ့အောင် ဆောင်ရွက်ရန် အလို့ငှာ၊ ကုလသမဂ္ဂ၏ ဆောင်ရွက်မှုများကိုလည်း ဖြစ်မြောက် အောင် အားပေးရမည်။ </text:p>
      <text:p text:style-name="P33">မိဘတို့တွင်၊ မိမိတို့၏ ကလေးများ သင်ယူရမည့် ပညာ အမျိုးအစားကို ရွေးချယ်နိုင်သော လက်ဦး အခွင့်အရေးရှိသည်။ </text:p>
      <text:h text:style-name="P34" text:outline-level="1"><text:span text:style-name="T35">Myanmar</text:span> UDHR #26 <text:span text:style-name="T35">(Padauk Book)</text:span>:</text:h>
      <text:p text:style-name="P35">အပိုဒ် ၂၆ </text:p>
      <text:p text:style-name="P36">လူတိုင်းသည် ပညာသင် ယူနိုင်ခွင့်ရှိသည်၊ အနည်းဆုံးမူလတန်းနှင့် အခြေခံ အဆင့် အတန်းများတွင် ပညာ သင်ကြားရေးသည် အခမဲ့ဖြစ်ရမည်။ မူလတန်းပညာသည် မသင်မနေရ ပညာ ဖြစ်ရမည်။ စက်မှုလက်မှုပညာနှင့် အသက်မွေးမှု ပညာများကို ယေဘူယျအားဖြင့် သင်ကြားရယူနိုင်စေရမည်။ ထို့ပြင် အထက်တန်းပညာအတွက် အရည်အချင်းကို အခြေခံပြု၍ တူညီသော အခွင့်အရေး ရရှိစေရမည်။ </text:p>
      <text:p text:style-name="P36">ပညာသင်ကြားရေးကို လူသားတို့၏စရိုက်လက္ခဏာအပြည့်အဝတိုးတက်မှု အပြင်၊ လူ့အခွင့်အရေးနှင့် အခြေခံလွတ်လပ်ခွင့် ရိုသေ လေးစားမှု တို့ကို ရှင်သန်ဖွံ့ဖြိုးလာစေရန် ရည်ရွယ်၍ သင်ကြား စေရမည်။ ပညာသင်ကြားရေးသည် နိုင်ငံ အားလုံး တို့တွင် လည်းကောင်း၊ လူမျိုးစုများ တွင်လည်းကောင်း၊ ဘာသာရေးအသင်းအဖွဲ့များတွင် လည်းကောင်း၊ အချင်းချင်းနားလည်မှု၊ သည်းခံ မှုနှင့် ခင်မင်ရင်းနှီးမှုတို့ကို အားပေးရမည်။ ထို့ပြင် ငြိမ်းချမ်းရေး တည်တံ့အောင် ဆောင်ရွက်ရန် အလို့ငှာ၊ ကုလသမဂ္ဂ၏ ဆောင်ရွက်မှုများကိုလည်း ဖြစ်မြောက် အောင် အားပေးရမည်။ </text:p>
      <text:p text:style-name="P36">မိဘတို့တွင်၊ မိမိတို့၏ ကလေးများ သင်ယူရမည့် ပညာ အမျိုးအစားကို ရွေးချယ်နိုင်သော လက်ဦး အခွင့်အရေးရှိသည်။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family-generic="system"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Lateef" svg:font-family="Lateef" style:font-pitch="variable"/>
    <style:font-face style:name="Liberation Mono" svg:font-family="'Liberation Mono'" style:font-family-generic="modern" style:font-pitch="fixed"/>
    <style:font-face style:name="MinionPro-Regular" svg:font-family="MinionPro-Regular" style:font-family-generic="system"/>
    <style:font-face style:name="Padauk" svg:font-family="Padauk" style:font-pitch="variable"/>
    <style:font-face style:name="Padauk Book" svg:font-family="'Padauk Book'" style:font-pitch="variable"/>
    <style:font-face style:name="Scheherazade" svg:font-family="Scheherazade"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left="0cm" fo:margin-right="0cm" fo:margin-top="0.356cm" fo:margin-bottom="0cm" style:contextual-spacing="false" fo:hyphenation-ladder-count="no-limit" fo:hyphenation-keep="auto" loext:hyphenation-keep-type="column" fo:text-indent="0cm" style:auto-text-indent="false"/>
      <style:text-properties fo:color="#666666" loext:opacity="100%"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071cm" fo:margin-bottom="0cm" style:contextual-spacing="false" fo:keep-together="always" fo:hyphenation-ladder-count="no-limit" fo:hyphenation-keep="auto" loext:hyphenation-keep-type="column" fo:keep-with-next="always"/>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Normal" style:family="paragraph">
      <style:paragraph-properties fo:line-height="0.564cm" fo:hyphenation-ladder-count="no-limit" fo:hyphenation-keep="auto" loext:hyphenation-keep-type="column"/>
      <style:text-properties style:font-name="Scheherazade" fo:font-family="Scheherazade" style:font-family-generic="system" style:font-pitch="variable" fo:font-size="14pt" style:font-size-asian="14pt" style:font-name-complex="Scheherazade" style:font-family-complex="Scheherazade" style:font-family-generic-complex="system" style:font-pitch-complex="variable" style:font-size-complex="14pt"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598cm" fo:margin-right="0cm" fo:hyphenation-ladder-count="no-limit" fo:hyphenation-keep="auto" loext:hyphenation-keep-type="column" fo:text-indent="-0.598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494cm" fo:margin-bottom="0.203cm" style:contextual-spacing="false" fo:hyphenation-ladder-count="no-limit" fo:hyphenation-keep="auto" loext:hyphenation-keep-type="column"/>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hyphenation-ladder-count="no-limit" fo:hyphenation-keep="auto" loext:hyphenation-keep-type="column" text:number-lines="false" text:line-number="0">
        <style:tab-stops>
          <style:tab-stop style:position="11.97cm" style:type="center"/>
          <style:tab-stop style:position="23.94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_5b_Basic_20_Paragraph_5d_" style:display-name="[Basic Paragraph]" style:family="paragraph" style:parent-style-name="Normal">
      <style:paragraph-properties fo:line-height="120%" fo:orphans="2" fo:widows="2" fo:hyphenation-ladder-count="no-limit" fo:hyphenation-keep="auto" loext:hyphenation-keep-type="column" style:text-autospace="none" style:vertical-align="middle"/>
      <style:text-properties fo:color="#000000" loext:opacity="1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loext:num-list-format="%1%." style:num-suffix="." style:num-format="I">
        <style:list-level-properties text:list-level-position-and-space-mode="label-alignment" fo:text-align="center">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fo:text-align="center">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fo:text-align="center">
          <style:list-level-label-alignment text:label-followed-by="listtab" fo:text-indent="-0.635cm" fo:margin-left="2.54cm"/>
        </style:list-level-properties>
      </text:list-level-style-number>
      <text:list-level-style-number text:level="4" loext:num-list-format="%4%)" style:num-suffix=")" style:num-format="a" style:num-letter-sync="true">
        <style:list-level-properties text:list-level-position-and-space-mode="label-alignment" fo:text-align="center">
          <style:list-level-label-alignment text:label-followed-by="listtab" fo:text-indent="-0.635cm" fo:margin-left="3.175cm"/>
        </style:list-level-properties>
      </text:list-level-style-number>
      <text:list-level-style-number text:level="5" loext:num-list-format="(%5%)" style:num-prefix="(" style:num-suffix=")" style:num-format="1">
        <style:list-level-properties text:list-level-position-and-space-mode="label-alignment" fo:text-align="center">
          <style:list-level-label-alignment text:label-followed-by="listtab" fo:text-indent="-0.635cm" fo:margin-left="3.81cm"/>
        </style:list-level-properties>
      </text:list-level-style-number>
      <text:list-level-style-number text:level="6" loext:num-list-format="(%6%)" style:num-prefix="(" style:num-suffix=")" style:num-format="a" style:num-letter-sync="true">
        <style:list-level-properties text:list-level-position-and-space-mode="label-alignment" fo:text-align="center">
          <style:list-level-label-alignment text:label-followed-by="listtab" fo:text-indent="-0.635cm" fo:margin-left="4.445cm"/>
        </style:list-level-properties>
      </text:list-level-style-number>
      <text:list-level-style-number text:level="7" loext:num-list-format="(%7%)" style:num-prefix="(" style:num-suffix=")" style:num-format="i">
        <style:list-level-properties text:list-level-position-and-space-mode="label-alignment" fo:text-align="center">
          <style:list-level-label-alignment text:label-followed-by="listtab" fo:text-indent="-0.635cm" fo:margin-left="5.08cm"/>
        </style:list-level-properties>
      </text:list-level-style-number>
      <text:list-level-style-number text:level="8" loext:num-list-format="(%8%)" style:num-prefix="(" style:num-suffix=")" style:num-format="a" style:num-letter-sync="true">
        <style:list-level-properties text:list-level-position-and-space-mode="label-alignment" fo:text-align="center">
          <style:list-level-label-alignment text:label-followed-by="listtab" fo:text-indent="-0.635cm" fo:margin-left="5.715cm"/>
        </style:list-level-properties>
      </text:list-level-style-number>
      <text:list-level-style-number text:level="9" loext:num-list-format="(%9%)" style:num-prefix="(" style:num-suffix=")" style:num-format="i">
        <style:list-level-properties text:list-level-position-and-space-mode="label-alignment" fo:text-align="center">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773bd" style:font-size-asian="8pt" style:font-weight-asian="bold" style:font-size-complex="8pt" style:font-weight-complex="bold"/>
    </style:style>
    <style:style style:name="MT3" style:family="text">
      <style:text-properties style:font-name="Arial Narrow" fo:font-size="8pt" fo:font-weight="bold" officeooo:rsid="005245fc" style:font-size-asian="8pt" style:font-weight-asian="bold" style:font-size-complex="8pt" style:font-weight-complex="bold"/>
    </style:style>
    <style:style style:name="MT4" style:family="text">
      <style:text-properties style:font-name="Arial Narrow" fo:font-size="8pt" fo:font-weight="bold" officeooo:rsid="00244055" style:font-size-asian="8pt" style:font-weight-asian="bold" style:font-size-complex="8pt" style:font-weight-complex="bold"/>
    </style:style>
    <style:style style:name="MT5" style:family="text">
      <style:text-properties style:font-name="Arial Narrow" fo:font-size="8pt" fo:font-weight="bold" officeooo:rsid="00534314" style:font-size-asian="8pt" style:font-weight-asian="bold" style:font-size-complex="8pt" style:font-weight-complex="bold"/>
    </style:style>
    <style:style style:name="MT6" style:family="text">
      <style:text-properties style:font-name="Arial Narrow" fo:font-size="8pt" fo:font-weight="bold" officeooo:rsid="00517f50" style:font-size-asian="8pt" style:font-weight-asian="bold" style:font-size-complex="8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693cm" fo:page-height="21.006cm" style:num-format="1" style:print-orientation="landscape" fo:margin-top="1.27cm" fo:margin-bottom="1.27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7cm" fo:margin-left="0cm" fo:margin-right="0cm" fo:margin-top="0cm" fo:background-color="transparent" style:dynamic-spacing="true" draw:fill="none" draw:fill-color="#5b9bd5"/>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Footer"><text:span text:style-name="Default_20_Paragraph_20_Font"><text:span text:style-name="MT1">Type Sample for </text:span></text:span><text:span text:style-name="Default_20_Paragraph_20_Font"><text:span text:style-name="MT2">Padauk</text:span></text:span><text:span text:style-name="Default_20_Paragraph_20_Font"><text:span text:style-name="MT1"> </text:span></text:span><text:span text:style-name="Default_20_Paragraph_20_Font"><text:span text:style-name="MT3">5</text:span></text:span><text:span text:style-name="Default_20_Paragraph_20_Font"><text:span text:style-name="MT4">.</text:span></text:span><text:span text:style-name="Default_20_Paragraph_20_Font"><text:span text:style-name="MT5">1</text:span></text:span><text:span text:style-name="Default_20_Paragraph_20_Font"><text:span text:style-name="MT4">0</text:span></text:span><text:span text:style-name="Default_20_Paragraph_20_Font"><text:span text:style-name="MT5">0</text:span></text:span><text:span text:style-name="Default_20_Paragraph_20_Font"><text:span text:style-name="MT1"><text:tab/></text:span></text:span><text:span text:style-name="Default_20_Paragraph_20_Font"><text:span text:style-name="MT5">November</text:span></text:span><text:span text:style-name="Default_20_Paragraph_20_Font"><text:span text:style-name="MT6"> 202</text:span></text:span><text:span text:style-name="Default_20_Paragraph_20_Font"><text:span text:style-name="MT5">4</text:span></text:span><text:span text:style-name="Default_20_Paragraph_20_Font"><text:span text:style-name="MT1"><text:tab/>Page </text:span></text:span><text:span text:style-name="Default_20_Paragraph_20_Font"><text:span text:style-name="MT1"><text:page-number text:select-page="current">4</text:page-number></text:span></text:span></text:p>
      </style:footer>
    </style:master-page>
    <style:master-page style:name="HTML" style:page-layout-name="Mpm3" draw:style-name="Mdp1"/>
    <style:master-page style:name="Footnote" style:page-layout-name="Mpm4"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480$Build-2</meta:generator>
    <meta:creation-date>2009-04-16T11:32:00Z</meta:creation-date>
    <dc:date>2024-11-27T14:38:43.003594869</dc:date>
    <meta:print-date>2024-11-27T14:38:39.827518082</meta:print-date>
    <meta:editing-cycles>202</meta:editing-cycles>
    <meta:editing-duration>P1DT9H40M34S</meta:editing-duration>
    <meta:printed-by>PDF files</meta:printed-by>
    <meta:document-statistic meta:table-count="0" meta:image-count="0" meta:object-count="0" meta:page-count="4" meta:paragraph-count="43" meta:word-count="1184" meta:character-count="3777" meta:non-whitespace-character-count="2599"/>
    <meta:user-defined meta:name="Info 1"/>
    <meta:user-defined meta:name="Info 2"/>
    <meta:user-defined meta:name="Info 3"/>
    <meta:user-defined meta:name="Info 4"/>
    <meta:template xlink:type="simple" xlink:actuate="onRequest" xlink:title="" xlink:href="Normal.dotm"/>
  </office:meta>
</office:document-meta>
</file>